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5335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33"/>
    <style:style style:name="ce5" style:family="table-cell" style:parent-style-name="Default" style:data-style-name="N15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Se la misura ha la stellina la contiamo il doppio, quindi è ripetuta 2 volte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li errori sistematici per gli errori dei pin e cavi NON li stiamo sottraend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w (ohm)</text:p>
          </table:table-cell>
          <table:table-cell office:value-type="string" calcext:value-type="string">
            <text:p>Rt (ohm)</text:p>
          </table:table-cell>
          <table:table-cell office:value-type="string" calcext:value-type="string">
            <text:p>Rl1T (ohm)</text:p>
          </table:table-cell>
          <table:table-cell office:value-type="string" calcext:value-type="string">
            <text:p>Rl2T (ohm)</text:p>
          </table:table-cell>
          <table:table-cell office:value-type="string" calcext:value-type="string">
            <text:p>RlT// (ohm)</text:p>
          </table:table-cell>
          <table:table-cell office:value-type="string" calcext:value-type="string">
            <text:p>Rl (ohm)</text:p>
          </table:table-cell>
          <table:table-cell office:value-type="string" calcext:value-type="string">
            <text:p>L (H)</text:p>
          </table:table-cell>
          <table:table-cell office:value-type="string" calcext:value-type="string">
            <text:p>C1 (F)</text:p>
          </table:table-cell>
          <table:table-cell office:value-type="string" calcext:value-type="string">
            <text:p>C2 (F)</text:p>
          </table:table-cell>
          <table:table-cell office:value-type="string" calcext:value-type="string">
            <text:p>C1//C2 (F)</text:p>
          </table:table-cell>
          <table:table-cell office:value-type="string" calcext:value-type="string">
            <text:p>ddp Error (V)</text:p>
          </table:table-cell>
          <table:table-cell office:value-type="string" calcext:value-type="string">
            <text:p>Relvis <text:s/>(ohm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0.24" calcext:value-type="float">
            <text:p>2.20E+02</text:p>
          </table:table-cell>
          <table:table-cell table:style-name="ce1" office:value-type="float" office:value="220.17" calcext:value-type="float">
            <text:p>2.20E+02</text:p>
          </table:table-cell>
          <table:table-cell table:style-name="ce1" office:value-type="float" office:value="220.01" calcext:value-type="float">
            <text:p>2.20E+02</text:p>
          </table:table-cell>
          <table:table-cell table:style-name="ce1" office:value-type="float" office:value="269.76" calcext:value-type="float">
            <text:p>2.70E+02</text:p>
          </table:table-cell>
          <table:table-cell table:style-name="ce1" office:value-type="float" office:value="121.48" calcext:value-type="float">
            <text:p>1.21E+02</text:p>
          </table:table-cell>
          <table:table-cell table:style-name="ce1" office:value-type="float" office:value="119.8" calcext:value-type="float">
            <text:p>1.20E+02</text:p>
          </table:table-cell>
          <table:table-cell table:style-name="ce1" office:value-type="float" office:value="0.04704" calcext:value-type="float">
            <text:p>4.70E-02</text:p>
          </table:table-cell>
          <table:table-cell table:style-name="ce1" office:value-type="float" office:value="0.000000957" calcext:value-type="float">
            <text:p>9.57E-07</text:p>
          </table:table-cell>
          <table:table-cell table:style-name="ce1" office:value-type="float" office:value="0.000000465" calcext:value-type="float">
            <text:p>4.65E-07</text:p>
          </table:table-cell>
          <table:table-cell table:style-name="ce1" office:value-type="float" office:value="0.00000143" calcext:value-type="float">
            <text:p>1.43E-06</text:p>
          </table:table-cell>
          <table:table-cell table:style-name="ce1" office:value-type="float" office:value="0.00135475" calcext:value-type="float">
            <text:p>1.35E-03</text:p>
          </table:table-cell>
          <table:table-cell table:style-name="ce1" office:value-type="float" office:value="50.968" calcext:value-type="float">
            <text:p>5.10E+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0.14" calcext:value-type="float">
            <text:p>2.20E+02</text:p>
          </table:table-cell>
          <table:table-cell table:style-name="ce1" office:value-type="float" office:value="220.03" calcext:value-type="float">
            <text:p>2.20E+02</text:p>
          </table:table-cell>
          <table:table-cell table:style-name="ce1" office:value-type="float" office:value="220.06" calcext:value-type="float">
            <text:p>2.20E+02</text:p>
          </table:table-cell>
          <table:table-cell table:style-name="ce1" office:value-type="float" office:value="270.05" calcext:value-type="float">
            <text:p>2.70E+02</text:p>
          </table:table-cell>
          <table:table-cell table:style-name="ce1" office:value-type="float" office:value="121.6" calcext:value-type="float">
            <text:p>1.22E+02</text:p>
          </table:table-cell>
          <table:table-cell table:style-name="ce1" office:value-type="float" office:value="119.72" calcext:value-type="float">
            <text:p>1.20E+02</text:p>
          </table:table-cell>
          <table:table-cell table:style-name="ce1" office:value-type="float" office:value="0.0472" calcext:value-type="float">
            <text:p>4.72E-02</text:p>
          </table:table-cell>
          <table:table-cell table:style-name="ce1" office:value-type="float" office:value="0.0000009516" calcext:value-type="float">
            <text:p>9.52E-07</text:p>
          </table:table-cell>
          <table:table-cell table:style-name="ce1" office:value-type="float" office:value="0.000000467" calcext:value-type="float">
            <text:p>4.67E-07</text:p>
          </table:table-cell>
          <table:table-cell table:style-name="ce1" office:value-type="float" office:value="0.00000142" calcext:value-type="float">
            <text:p>1.42E-06</text:p>
          </table:table-cell>
          <table:table-cell table:style-name="ce1" office:value-type="float" office:value="0.00112223" calcext:value-type="float">
            <text:p>1.12E-03</text:p>
          </table:table-cell>
          <table:table-cell table:style-name="ce1" office:value-type="float" office:value="57.8448" calcext:value-type="float">
            <text:p>5.78E+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0.27" calcext:value-type="float">
            <text:p>2.20E+02</text:p>
          </table:table-cell>
          <table:table-cell table:style-name="ce1" office:value-type="float" office:value="220.16" calcext:value-type="float">
            <text:p>2.20E+02</text:p>
          </table:table-cell>
          <table:table-cell table:style-name="ce1" office:value-type="float" office:value="220.19" calcext:value-type="float">
            <text:p>2.20E+02</text:p>
          </table:table-cell>
          <table:table-cell table:style-name="ce1" office:value-type="float" office:value="270.06" calcext:value-type="float">
            <text:p>2.70E+02</text:p>
          </table:table-cell>
          <table:table-cell table:style-name="ce1" office:value-type="float" office:value="121.76" calcext:value-type="float">
            <text:p>1.22E+02</text:p>
          </table:table-cell>
          <table:table-cell table:style-name="ce1" office:value-type="float" office:value="120.6" calcext:value-type="float">
            <text:p>1.21E+02</text:p>
          </table:table-cell>
          <table:table-cell table:style-name="ce1" office:value-type="float" office:value="0.04716" calcext:value-type="float">
            <text:p>4.72E-02</text:p>
          </table:table-cell>
          <table:table-cell table:style-name="ce1" office:value-type="float" office:value="0.0000009396" calcext:value-type="float">
            <text:p>9.40E-07</text:p>
          </table:table-cell>
          <table:table-cell table:style-name="ce1" office:value-type="float" office:value="0.000000462" calcext:value-type="float">
            <text:p>4.62E-07</text:p>
          </table:table-cell>
          <table:table-cell table:style-name="ce1" office:value-type="float" office:value="0.00000142" calcext:value-type="float">
            <text:p>1.42E-06</text:p>
          </table:table-cell>
          <table:table-cell table:style-name="ce1" office:value-type="float" office:value="0.00112923" calcext:value-type="float">
            <text:p>1.13E-03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220.27" calcext:value-type="float">
            <text:p>2.20E+02</text:p>
          </table:table-cell>
          <table:table-cell table:style-name="ce1" office:value-type="float" office:value="220.16" calcext:value-type="float">
            <text:p>2.20E+02</text:p>
          </table:table-cell>
          <table:table-cell table:style-name="ce1" office:value-type="float" office:value="220.46" calcext:value-type="float">
            <text:p>2.20E+02</text:p>
          </table:table-cell>
          <table:table-cell table:style-name="ce1" office:value-type="float" office:value="271.04" calcext:value-type="float">
            <text:p>2.71E+02</text:p>
          </table:table-cell>
          <table:table-cell table:style-name="ce1" office:value-type="float" office:value="122.5" calcext:value-type="float">
            <text:p>1.23E+02</text:p>
          </table:table-cell>
          <table:table-cell table:style-name="ce1" office:value-type="float" office:value="120.61" calcext:value-type="float">
            <text:p>1.21E+02</text:p>
          </table:table-cell>
          <table:table-cell table:style-name="ce1" office:value-type="float" office:value="0.04716" calcext:value-type="float">
            <text:p>4.72E-02</text:p>
          </table:table-cell>
          <table:table-cell table:style-name="ce1" office:value-type="float" office:value="0.0000009437" calcext:value-type="float">
            <text:p>9.44E-07</text:p>
          </table:table-cell>
          <table:table-cell table:style-name="ce1" office:value-type="float" office:value="0.000000462" calcext:value-type="float">
            <text:p>4.62E-07</text:p>
          </table:table-cell>
          <table:table-cell table:style-name="ce1" office:value-type="float" office:value="0.00000142" calcext:value-type="float">
            <text:p>1.42E-06</text:p>
          </table:table-cell>
          <table:table-cell table:style-name="ce1" office:value-type="float" office:value="0.00122733" calcext:value-type="float">
            <text:p>1.23E-03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220.5" calcext:value-type="float">
            <text:p>2.21E+02</text:p>
          </table:table-cell>
          <table:table-cell table:style-name="ce1" office:value-type="float" office:value="220.31" calcext:value-type="float">
            <text:p>2.20E+02</text:p>
          </table:table-cell>
          <table:table-cell table:style-name="ce1" office:value-type="float" office:value="220.46" calcext:value-type="float">
            <text:p>2.20E+02</text:p>
          </table:table-cell>
          <table:table-cell table:style-name="ce1" table:number-columns-repeated="3"/>
          <table:table-cell table:style-name="ce1" office:value-type="float" office:value="0.04721" calcext:value-type="float">
            <text:p>4.72E-02</text:p>
          </table:table-cell>
          <table:table-cell table:style-name="ce1"/>
          <table:table-cell table:style-name="ce1" office:value-type="float" office:value="0.0000004641" calcext:value-type="float">
            <text:p>4.64E-07</text:p>
          </table:table-cell>
          <table:table-cell table:style-name="ce1"/>
          <table:table-cell table:style-name="ce1" office:value-type="float" office:value="0.00130998" calcext:value-type="float">
            <text:p>1.31E-03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220.5" calcext:value-type="float">
            <text:p>2.21E+02</text:p>
          </table:table-cell>
          <table:table-cell table:style-name="ce1" office:value-type="float" office:value="220.31" calcext:value-type="float">
            <text:p>2.20E+02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/>
          <table:table-cell table:style-name="ce1" table:number-columns-repeated="12"/>
          <table:table-cell table:number-columns-repeated="2"/>
        </table:table-row>
        <table:table-row table:style-name="ro1">
          <table:table-cell office:value-type="string" calcext:value-type="string">
            <text:p>MEDIE</text:p>
          </table:table-cell>
          <table:table-cell table:style-name="ce3" table:formula="of:=AVERAGE([.B5:.B11])" office:value-type="float" office:value="220.32" calcext:value-type="float">
            <text:p>2.2032000E+02</text:p>
          </table:table-cell>
          <table:table-cell table:style-name="ce3" table:formula="of:=AVERAGE([.C5:.C11])" office:value-type="float" office:value="220.19" calcext:value-type="float">
            <text:p>2.2019000E+02</text:p>
          </table:table-cell>
          <table:table-cell table:style-name="ce3" table:formula="of:=AVERAGE([.D5:.D11])" office:value-type="float" office:value="220.236" calcext:value-type="float">
            <text:p>2.2023600E+02</text:p>
          </table:table-cell>
          <table:table-cell table:style-name="ce3" table:formula="of:=AVERAGE([.E5:.E11])" office:value-type="float" office:value="270.2275" calcext:value-type="float">
            <text:p>2.7022750E+02</text:p>
          </table:table-cell>
          <table:table-cell table:style-name="ce3" table:formula="of:=AVERAGE([.F5:.F11])" office:value-type="float" office:value="121.835" calcext:value-type="float">
            <text:p>1.2183500E+02</text:p>
          </table:table-cell>
          <table:table-cell table:style-name="ce3" table:formula="of:=AVERAGE([.G5:.G11])" office:value-type="float" office:value="120.1825" calcext:value-type="float">
            <text:p>1.2018250E+02</text:p>
          </table:table-cell>
          <table:table-cell table:style-name="ce3" table:formula="of:=AVERAGE([.H5:.H11])" office:value-type="float" office:value="0.047154" calcext:value-type="float">
            <text:p>4.7154000E-02</text:p>
          </table:table-cell>
          <table:table-cell table:style-name="ce3" table:formula="of:=AVERAGE([.I5:.I11])" office:value-type="float" office:value="0.000000947975" calcext:value-type="float">
            <text:p>9.4797500E-07</text:p>
          </table:table-cell>
          <table:table-cell table:style-name="ce3" table:formula="of:=AVERAGE([.J5:.J11])" office:value-type="float" office:value="0.00000046402" calcext:value-type="float">
            <text:p>4.6402000E-07</text:p>
          </table:table-cell>
          <table:table-cell table:style-name="ce3" table:formula="of:=AVERAGE([.K5:.K11])" office:value-type="float" office:value="0.0000014225" calcext:value-type="float">
            <text:p>1.4225000E-06</text:p>
          </table:table-cell>
          <table:table-cell table:style-name="ce3" table:formula="of:=AVERAGE([.L5:.L11])" office:value-type="float" office:value="0.001228704" calcext:value-type="float">
            <text:p>1.2287040E-03</text:p>
          </table:table-cell>
          <table:table-cell table:style-name="ce3" table:formula="of:=AVERAGE([.M5:.M11])" office:value-type="float" office:value="54.4064" calcext:value-type="float">
            <text:p>5.4406400E+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_STD</text:p>
          </table:table-cell>
          <table:table-cell table:style-name="ce3" table:formula="of:=STDEV([.B5:.B11])" office:value-type="float" office:value="0.147377067415525" calcext:value-type="float">
            <text:p>1.4737707E-01</text:p>
          </table:table-cell>
          <table:table-cell table:style-name="ce3" table:formula="of:=STDEV([.C5:.C11])" office:value-type="float" office:value="0.106395488626165" calcext:value-type="float">
            <text:p>1.0639549E-01</text:p>
          </table:table-cell>
          <table:table-cell table:style-name="ce3" table:formula="of:=STDEV([.D5:.D11])" office:value-type="float" office:value="0.214778956138637" calcext:value-type="float">
            <text:p>2.1477896E-01</text:p>
          </table:table-cell>
          <table:table-cell table:style-name="ce3" table:formula="of:=STDEV([.E5:.E11])" office:value-type="float" office:value="0.559248006999887" calcext:value-type="float">
            <text:p>5.5924801E-01</text:p>
          </table:table-cell>
          <table:table-cell table:style-name="ce3" table:formula="of:=STDEV([.F5:.F11])" office:value-type="float" office:value="0.457930125674212" calcext:value-type="float">
            <text:p>4.5793013E-01</text:p>
          </table:table-cell>
          <table:table-cell table:style-name="ce3" table:formula="of:=STDEV([.G5:.G11])" office:value-type="float" office:value="0.488970005896748" calcext:value-type="float">
            <text:p>4.8897001E-01</text:p>
          </table:table-cell>
          <table:table-cell table:style-name="ce3" table:formula="of:=STDEV([.H5:.H11])" office:value-type="float" office:value="0.0000676756972627554" calcext:value-type="float">
            <text:p>6.7675697E-05</text:p>
          </table:table-cell>
          <table:table-cell table:style-name="ce3" table:formula="of:=STDEV([.I5:.I11])" office:value-type="float" office:value="0.00000000781040972036677" calcext:value-type="float">
            <text:p>7.8104097E-09</text:p>
          </table:table-cell>
          <table:table-cell table:style-name="ce3" table:formula="of:=STDEV([.J5:.J11])" office:value-type="float" office:value="0.00000000212179169571379" calcext:value-type="float">
            <text:p>2.1217917E-09</text:p>
          </table:table-cell>
          <table:table-cell table:style-name="ce3" table:formula="of:=STDEV([.K5:.K11])" office:value-type="float" office:value="0.00000000500000000000006" calcext:value-type="float">
            <text:p>5.0000000E-09</text:p>
          </table:table-cell>
          <table:table-cell table:style-name="ce3" table:formula="of:=STDEV([.L5:.L11])" office:value-type="float" office:value="0.000104555080603479" calcext:value-type="float">
            <text:p>1.0455508E-04</text:p>
          </table:table-cell>
          <table:table-cell table:style-name="ce3" table:formula="of:=STDEV([.M5:.M11])" office:value-type="float" office:value="4.86263191286365" calcext:value-type="float">
            <text:p>4.8626319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DISPMAX</text:p>
          </table:table-cell>
          <table:table-cell table:style-name="ce3" table:formula="of:=(MAX([.B5:.B11])-MIN([.B5:.B11]))/2" office:value-type="float" office:value="0.180000000000007" calcext:value-type="float">
            <text:p>1.8000000E-01</text:p>
          </table:table-cell>
          <table:table-cell table:style-name="ce3" table:formula="of:=(MAX([.C5:.C11])-MIN([.C5:.C11]))/2" office:value-type="float" office:value="0.140000000000001" calcext:value-type="float">
            <text:p>1.4000000E-01</text:p>
          </table:table-cell>
          <table:table-cell table:style-name="ce3" table:formula="of:=(MAX([.D5:.D11])-MIN([.D5:.D11]))/2" office:value-type="float" office:value="0.225000000000009" calcext:value-type="float">
            <text:p>2.2500000E-01</text:p>
          </table:table-cell>
          <table:table-cell table:style-name="ce3" table:formula="of:=(MAX([.E5:.E11])-MIN([.E5:.E11]))/2" office:value-type="float" office:value="0.640000000000015" calcext:value-type="float">
            <text:p>6.4000000E-01</text:p>
          </table:table-cell>
          <table:table-cell table:style-name="ce3" table:formula="of:=(MAX([.F5:.F11])-MIN([.F5:.F11]))/2" office:value-type="float" office:value="0.509999999999998" calcext:value-type="float">
            <text:p>5.1000000E-01</text:p>
          </table:table-cell>
          <table:table-cell table:style-name="ce3" table:formula="of:=(MAX([.G5:.G11])-MIN([.G5:.G11]))/2" office:value-type="float" office:value="0.445" calcext:value-type="float">
            <text:p>4.4500000E-01</text:p>
          </table:table-cell>
          <table:table-cell table:style-name="ce3" table:formula="of:=(MAX([.H5:.H11])-MIN([.H5:.H11]))/2" office:value-type="float" office:value="0.0000850000000000017" calcext:value-type="float">
            <text:p>8.5000000E-05</text:p>
          </table:table-cell>
          <table:table-cell table:style-name="ce3" table:formula="of:=(MAX([.I5:.I11])-MIN([.I5:.I11]))/2" office:value-type="float" office:value="0.00000000869999999999997" calcext:value-type="float">
            <text:p>8.7000000E-09</text:p>
          </table:table-cell>
          <table:table-cell table:style-name="ce3" table:formula="of:=(MAX([.J5:.J11])-MIN([.J5:.J11]))/2" office:value-type="float" office:value="0.0000000025" calcext:value-type="float">
            <text:p>2.5000000E-09</text:p>
          </table:table-cell>
          <table:table-cell table:style-name="ce3" table:formula="of:=(MAX([.K5:.K11])-MIN([.K5:.K11]))/2" office:value-type="float" office:value="0.00000000500000000000006" calcext:value-type="float">
            <text:p>5.0000000E-09</text:p>
          </table:table-cell>
          <table:table-cell table:style-name="ce3" table:formula="of:=(MAX([.L5:.L11])-MIN([.L5:.L11]))/2" office:value-type="float" office:value="0.00011626" calcext:value-type="float">
            <text:p>1.1626000E-04</text:p>
          </table:table-cell>
          <table:table-cell table:style-name="ce3" table:formula="of:=(MAX([.M5:.M11])-MIN([.M5:.M11]))/2" office:value-type="float" office:value="3.4384" calcext:value-type="float">
            <text:p>3.43840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_Elvis</text:p>
          </table:table-cell>
          <table:table-cell table:style-name="ce3" table:number-columns-repeated="6"/>
          <table:table-cell table:style-name="ce3" table:formula="of:=0.01*[.H12]" office:value-type="float" office:value="0.00047154" calcext:value-type="float">
            <text:p>4.7154000E-04</text:p>
          </table:table-cell>
          <table:table-cell table:style-name="ce3" table:formula="of:=0.01*[.I12]" office:value-type="float" office:value="0.00000000947975" calcext:value-type="float">
            <text:p>9.4797500E-09</text:p>
          </table:table-cell>
          <table:table-cell table:style-name="ce3" table:formula="of:=0.01*[.J12]" office:value-type="float" office:value="0.0000000046402" calcext:value-type="float">
            <text:p>4.6402000E-09</text:p>
          </table:table-cell>
          <table:table-cell table:style-name="ce3" table:formula="of:=0.01*[.K12]" office:value-type="float" office:value="0.000000014225" calcext:value-type="float">
            <text:p>1.4225000E-08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r_Scelto</text:p>
          </table:table-cell>
          <table:table-cell table:style-name="ce3" table:formula="of:=[.B13]" office:value-type="float" office:value="0.147377067415525" calcext:value-type="float">
            <text:p>1.4737707E-01</text:p>
          </table:table-cell>
          <table:table-cell table:style-name="ce3" table:formula="of:=[.C13]" office:value-type="float" office:value="0.106395488626165" calcext:value-type="float">
            <text:p>1.0639549E-01</text:p>
          </table:table-cell>
          <table:table-cell table:style-name="ce3" table:formula="of:=[.D13]" office:value-type="float" office:value="0.214778956138637" calcext:value-type="float">
            <text:p>2.1477896E-01</text:p>
          </table:table-cell>
          <table:table-cell table:style-name="ce3" table:formula="of:=[.E13]" office:value-type="float" office:value="0.559248006999887" calcext:value-type="float">
            <text:p>5.5924801E-01</text:p>
          </table:table-cell>
          <table:table-cell table:style-name="ce3" table:formula="of:=[.F13]" office:value-type="float" office:value="0.457930125674212" calcext:value-type="float">
            <text:p>4.5793013E-01</text:p>
          </table:table-cell>
          <table:table-cell table:style-name="ce3" table:formula="of:=[.G13]" office:value-type="float" office:value="0.488970005896748" calcext:value-type="float">
            <text:p>4.8897001E-01</text:p>
          </table:table-cell>
          <table:table-cell table:style-name="ce3" table:formula="of:=MAX([.H15];[.H13])" office:value-type="float" office:value="0.00047154" calcext:value-type="float">
            <text:p>4.7154000E-04</text:p>
          </table:table-cell>
          <table:table-cell table:style-name="ce3" table:formula="of:=MAX([.I15];[.I13])" office:value-type="float" office:value="0.00000000947975" calcext:value-type="float">
            <text:p>9.4797500E-09</text:p>
          </table:table-cell>
          <table:table-cell table:style-name="ce3" table:formula="of:=MAX([.J15];[.J13])" office:value-type="float" office:value="0.0000000046402" calcext:value-type="float">
            <text:p>4.6402000E-09</text:p>
          </table:table-cell>
          <table:table-cell table:style-name="ce3" table:formula="of:=MAX([.K15];[.K13])" office:value-type="float" office:value="0.000000014225" calcext:value-type="float">
            <text:p>1.4225000E-08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ISULTAT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v medi da 500 hz a 700 hz no limits no cl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k_multimetro</text:p>
          </table:table-cell>
          <table:table-cell table:formula="of:=([.B12]^2)*(([.C12]+[.F12])^2)-([.C12]^2)*(([.G12]+[.B12])^2)" office:value-type="float" office:value="57080754.046195" calcext:value-type="float">
            <text:p>57080754.046195</text:p>
          </table:table-cell>
          <table:table-cell/>
          <table:table-cell office:value-type="string" calcext:value-type="string">
            <text:p>FcrossMulti=</text:p>
          </table:table-cell>
          <table:table-cell table:formula="of:=(SQRT(([.I21]*[.K12]^2+ [.I23])/([.I22])))/(2*PI())" office:value-type="float" office:value="620.178277841938" calcext:value-type="float">
            <text:p>620.17827784193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mpl woofer</text:p>
          </table:table-cell>
          <table:table-cell office:value-type="string" calcext:value-type="string">
            <text:p>sqrt(Chi ridotto) =</text:p>
          </table:table-cell>
          <table:table-cell table:formula="of:=SQRT( 10.59274029)" office:value-type="float" office:value="3.25464902716099" calcext:value-type="float">
            <text:p>3.25464902716099</text:p>
          </table:table-cell>
          <table:table-cell/>
          <table:table-cell office:value-type="string" calcext:value-type="string">
            <text:p>den</text:p>
          </table:table-cell>
          <table:table-cell table:formula="of:=2*([.H12]^2)*([.K12]*[.K12])*([.C12]^2)" office:value-type="float" office:value="0.000000000436281509439531" calcext:value-type="float">
            <text:p>4.36281509439531E-10</text:p>
          </table:table-cell>
          <table:table-cell table:number-columns-repeated="2"/>
          <table:table-cell office:value-type="string" calcext:value-type="string">
            <text:p>dal sito bello</text:p>
          </table:table-cell>
          <table:table-cell table:style-name="ce6" office:value-type="float" office:value="620.1782778" calcext:value-type="float">
            <text:p>620.1782778</text:p>
          </table:table-cell>
          <table:table-cell office:value-type="string" calcext:value-type="string">
            <text:p>+-</text:p>
          </table:table-cell>
          <table:table-cell table:style-name="ce7" office:value-type="float" office:value="4.913086578" calcext:value-type="float">
            <text:p>4.9130865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 tweeter</text:p>
          </table:table-cell>
          <table:table-cell office:value-type="string" calcext:value-type="string">
            <text:p>sqrt(Chi ridotto) =</text:p>
          </table:table-cell>
          <table:table-cell table:formula="of:=SQRT(17.11142154)" office:value-type="float" office:value="4.13659540443588" calcext:value-type="float">
            <text:p>4.13659540443588</text:p>
          </table:table-cell>
          <table:table-cell/>
          <table:table-cell office:value-type="string" calcext:value-type="string">
            <text:p>sqrt</text:p>
          </table:table-cell>
          <table:table-cell table:formula="of:=SQRT(([.I21]^2)*([.K12]^4)+ 4*([.B12]^2)*([.C12]^2)*([.H12]^2)*([.K12]^2))" office:value-type="float" office:value="0.00650909650726747" calcext:value-type="float">
            <text:p>0.0065090965072674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*sqrt(ch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192.0176023" calcext:value-type="float">
            <text:p>192.0176023</text:p>
          </table:table-cell>
          <table:table-cell office:value-type="float" office:value="0.03370081491" calcext:value-type="float">
            <text:p>0.03370081491</text:p>
          </table:table-cell>
          <table:table-cell table:formula="of:=[.E26]*[.$F$22]" office:value-type="float" office:value="0.109684324461364" calcext:value-type="float">
            <text:p>0.109684324461364</text:p>
          </table:table-cell>
          <table:table-cell/>
          <table:table-cell office:value-type="string" calcext:value-type="string">
            <text:p>k_nostro</text:p>
          </table:table-cell>
          <table:table-cell table:formula="of:=([.D26]^2)*(([.D30]+[.D31])^2)-([.D30]^2)*(([.D27]+[.D26])^2)" office:value-type="float" office:value="-14800806.6513972" calcext:value-type="float">
            <text:p>-14800806.6513972</text:p>
          </table:table-cell>
          <table:table-cell/>
          <table:table-cell office:value-type="string" calcext:value-type="string">
            <text:p>Fcross_ampl_medi=</text:p>
          </table:table-cell>
          <table:table-cell table:formula="of:=(SQRT(([.I26]*[.D32]^2+ [.I28])/([.I27])))/(2*PI())" office:value-type="float" office:value="594.989674644391" calcext:value-type="float">
            <text:p>594.989674644391</text:p>
          </table:table-cell>
          <table:table-cell office:value-type="float" office:value="594.9896746" calcext:value-type="float">
            <text:p>594.9896746</text:p>
          </table:table-cell>
          <table:table-cell office:value-type="string" calcext:value-type="string">
            <text:p>+-</text:p>
          </table:table-cell>
          <table:table-cell office:value-type="float" office:value="0.5376227848" calcext:value-type="float">
            <text:p>0.5376227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l</text:p>
          </table:table-cell>
          <table:table-cell office:value-type="float" office:value="108.6318597" calcext:value-type="float">
            <text:p>108.6318597</text:p>
          </table:table-cell>
          <table:table-cell office:value-type="float" office:value="0.02216010771" calcext:value-type="float">
            <text:p>0.02216010771</text:p>
          </table:table-cell>
          <table:table-cell table:formula="of:=[.E27]*[.$F$22]" office:value-type="float" office:value="0.0721233730001343" calcext:value-type="float">
            <text:p>0.0721233730001343</text:p>
          </table:table-cell>
          <table:table-cell/>
          <table:table-cell office:value-type="string" calcext:value-type="string">
            <text:p>den</text:p>
          </table:table-cell>
          <table:table-cell table:formula="of:=2*([.D28]^2)*([.D32]*[.D32])*([.D30]^2)" office:value-type="float" office:value="0.000000000369266684803968" calcext:value-type="float">
            <text:p>3.69266684803968E-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.04416795751" calcext:value-type="float">
            <text:p>0.04416795751</text:p>
          </table:table-cell>
          <table:table-cell table:style-name="ce1" office:value-type="float" office:value="0.000009549410651" calcext:value-type="float">
            <text:p>9.55E-06</text:p>
          </table:table-cell>
          <table:table-cell table:formula="of:=[.E28]*[.$F$22]" office:value-type="float" office:value="0.000031079980085238" calcext:value-type="float">
            <text:p>3.1079980085238E-05</text:p>
          </table:table-cell>
          <table:table-cell/>
          <table:table-cell office:value-type="string" calcext:value-type="string">
            <text:p>sqrt</text:p>
          </table:table-cell>
          <table:table-cell table:formula="of:=SQRT(([.I26]^2)*([.D32]^4)+ 4*([.D26]^2)*([.D30]^2)*([.D28]^2)*([.D32]^2))" office:value-type="float" office:value="0.00521858438972118" calcext:value-type="float">
            <text:p>0.00521858438972118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Fcross_phase_medi=</text:p>
          </table:table-cell>
          <table:table-cell/>
          <table:table-cell office:value-type="float" office:value="1112.496786" calcext:value-type="float">
            <text:p>1112.496786</text:p>
          </table:table-cell>
          <table:table-cell office:value-type="string" calcext:value-type="string">
            <text:p>+-</text:p>
          </table:table-cell>
          <table:table-cell office:value-type="float" office:value="24.95677209" calcext:value-type="float">
            <text:p>24.956772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t</text:p>
          </table:table-cell>
          <table:table-cell office:value-type="float" office:value="155.7258872" calcext:value-type="float">
            <text:p>155.7258872</text:p>
          </table:table-cell>
          <table:table-cell office:value-type="float" office:value="0.01040190133" calcext:value-type="float">
            <text:p>0.01040190133</text:p>
          </table:table-cell>
          <table:table-cell table:formula="of:=[.E30]*[.$F$23]" office:value-type="float" office:value="0.0430284572390734" calcext:value-type="float">
            <text:p>0.04302845723907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l1Rl2</text:p>
          </table:table-cell>
          <table:table-cell office:value-type="float" office:value="87.27564753" calcext:value-type="float">
            <text:p>87.27564753</text:p>
          </table:table-cell>
          <table:table-cell office:value-type="float" office:value="0.00675847745" calcext:value-type="float">
            <text:p>0.00675847745</text:p>
          </table:table-cell>
          <table:table-cell table:formula="of:=[.E31]*[.$F$23]" office:value-type="float" office:value="0.0279570867606535" calcext:value-type="float">
            <text:p>0.02795708676065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C2</text:p>
          </table:table-cell>
          <table:table-cell table:style-name="ce1" office:value-type="float" office:value="0.000001975545041" calcext:value-type="float">
            <text:p>1.98E-06</text:p>
          </table:table-cell>
          <table:table-cell table:style-name="ce1" office:value-type="float" office:value="0.0000000001622607915" calcext:value-type="float">
            <text:p>1.62E-10</text:p>
          </table:table-cell>
          <table:table-cell table:formula="of:=[.E32]*[.$F$23]" office:value-type="float" office:value="0.000000000671207244439028" calcext:value-type="float">
            <text:p>6.71207244439028E-1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hase woofer</text:p>
          </table:table-cell>
          <table:table-cell office:value-type="string" calcext:value-type="string">
            <text:p>sqrt(Chi ridotto) =</text:p>
          </table:table-cell>
          <table:table-cell table:formula="of:=SQRT( 425.3343686)" office:value-type="float" office:value="20.6236361633927" calcext:value-type="float">
            <text:p>20.62363616339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hase tweeter</text:p>
          </table:table-cell>
          <table:table-cell office:value-type="string" calcext:value-type="string">
            <text:p>sqrt(Chi ridotto) =</text:p>
          </table:table-cell>
          <table:table-cell table:formula="of:=SQRT(654.5631398)" office:value-type="float" office:value="25.5844315903246" calcext:value-type="float">
            <text:p>25.584431590324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*sqrt(ch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table:style-name="ce5" office:value-type="float" office:value="203.1841812" calcext:value-type="float">
            <text:p>203.1841812000000000</text:p>
          </table:table-cell>
          <table:table-cell table:style-name="ce5" office:value-type="float" office:value="0.1376492965" calcext:value-type="float">
            <text:p>0.1376492965000000</text:p>
          </table:table-cell>
          <table:table-cell table:style-name="ce5" table:formula="of:=[.E39]*[.$F$35]" office:value-type="float" office:value="2.83882900916297" calcext:value-type="float">
            <text:p>2.83882900916297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l</text:p>
          </table:table-cell>
          <table:table-cell table:style-name="ce5" office:value-type="float" office:value="99.80561921" calcext:value-type="float">
            <text:p>99.8056192100000000</text:p>
          </table:table-cell>
          <table:table-cell table:style-name="ce5" office:value-type="float" office:value="0.1377621206" calcext:value-type="float">
            <text:p>0.1377621206000000</text:p>
          </table:table-cell>
          <table:table-cell table:style-name="ce5" table:formula="of:=[.E40]*[.$F$35]" office:value-type="float" office:value="2.84115585235183" calcext:value-type="float">
            <text:p>2.84115585235183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style-name="ce5" office:value-type="float" office:value="0.04289197899" calcext:value-type="float">
            <text:p>0.0428919789900000</text:p>
          </table:table-cell>
          <table:table-cell table:style-name="ce5" office:value-type="float" office:value="0.00001952825606" calcext:value-type="float">
            <text:p>0.0000195282560600</text:p>
          </table:table-cell>
          <table:table-cell table:style-name="ce5" table:formula="of:=[.E41]*[.$F$35]" office:value-type="float" office:value="0.000402743647887009" calcext:value-type="float">
            <text:p>0.000402743647887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t</text:p>
          </table:table-cell>
          <table:table-cell table:style-name="ce5" office:value-type="float" office:value="142.8535502" calcext:value-type="float">
            <text:p>142.8535502000000000</text:p>
          </table:table-cell>
          <table:table-cell table:style-name="ce5" office:value-type="float" office:value="0.06213830925" calcext:value-type="float">
            <text:p>0.0621383092500000</text:p>
          </table:table-cell>
          <table:table-cell table:style-name="ce5" table:formula="of:=[.E43]*[.$F$36]" office:value-type="float" office:value="1.58977332214506" calcext:value-type="float">
            <text:p>1.58977332214506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l1Rl2</text:p>
          </table:table-cell>
          <table:table-cell table:style-name="ce5" office:value-type="float" office:value="144.5060311" calcext:value-type="float">
            <text:p>144.5060311000000000</text:p>
          </table:table-cell>
          <table:table-cell table:style-name="ce5" office:value-type="float" office:value="0.06296112184" calcext:value-type="float">
            <text:p>0.0629611218400000</text:p>
          </table:table-cell>
          <table:table-cell table:style-name="ce5" table:formula="of:=[.E44]*[.$F$23]" office:value-type="float" office:value="0.260444687261471" calcext:value-type="float">
            <text:p>0.26044468726147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C2</text:p>
          </table:table-cell>
          <table:table-cell table:style-name="ce5" office:value-type="float" office:value="0.000001681623019" calcext:value-type="float">
            <text:p>0.0000016816230190</text:p>
          </table:table-cell>
          <table:table-cell table:style-name="ce5" office:value-type="float" office:value="0.0000000003641515381" calcext:value-type="float">
            <text:p>0.0000000003641515</text:p>
          </table:table-cell>
          <table:table-cell table:style-name="ce5" table:formula="of:=[.E45]*[.$F$23]" office:value-type="float" office:value="0.00000000150634757902272" calcext:value-type="float">
            <text:p>0.000000001506347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3" number:min-decimal-places="3" number:min-integer-digits="1" number:grouping="true"/>
    </number:number-style>
    <number:number-style style:name="N145">
      <number:number number:decimal-places="4" number:min-decimal-places="4" number:min-integer-digits="1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 number:grouping="true"/>
    </number:number-style>
    <number:number-style style:name="N149">
      <number:number number:decimal-places="8" number:min-decimal-places="8" number:min-integer-digits="1" number:grouping="true"/>
    </number:number-style>
    <number:number-style style:name="N150">
      <number:number number:decimal-places="9" number:min-decimal-places="9" number:min-integer-digits="1" number:grouping="true"/>
    </number:number-style>
    <number:number-style style:name="N151">
      <number:number number:decimal-places="10" number:min-decimal-places="10" number:min-integer-digits="1" number:grouping="true"/>
    </number:number-style>
    <number:number-style style:name="N152">
      <number:number number:decimal-places="11" number:min-decimal-places="11" number:min-integer-digits="1" number:grouping="true"/>
    </number:number-style>
    <number:number-style style:name="N153">
      <number:number number:decimal-places="12" number:min-decimal-places="12" number:min-integer-digits="1" number:grouping="true"/>
    </number:number-style>
    <number:number-style style:name="N154">
      <number:number number:decimal-places="13" number:min-decimal-places="13" number:min-integer-digits="1" number:grouping="true"/>
    </number:number-style>
    <number:number-style style:name="N155">
      <number:number number:decimal-places="14" number:min-decimal-places="14" number:min-integer-digits="1" number:grouping="true"/>
    </number:number-style>
    <number:number-style style:name="N156">
      <number:number number:decimal-places="15" number:min-decimal-places="15" number:min-integer-digits="1" number:grouping="true"/>
    </number:number-style>
    <number:number-style style:name="N157">
      <number:number number:decimal-places="16" number:min-decimal-places="1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2:57:42.847502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2:14:53.069240314</meta:creation-date>
    <dc:date>2025-06-04T14:32:52.436041293</dc:date>
    <meta:editing-duration>PT2H5M10S</meta:editing-duration>
    <meta:editing-cycles>6</meta:editing-cycles>
    <meta:generator>LibreOffice/24.2.7.2$Linux_X86_64 LibreOffice_project/420$Build-2</meta:generator>
    <meta:document-statistic meta:table-count="1" meta:cell-count="218" meta:object-count="0"/>
  </office:meta>
</office:document-meta>
</file>